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352cm" draw:marker-end-width="0.352cm" draw:fill="solid" draw:fill-color="#b2b2b2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333333" draw:marker-start-width="0.352cm" draw:marker-end-width="0.352cm" draw:fill="solid" draw:fill-color="#ccff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333333" draw:marker-start-width="0.352cm" draw:marker-end-width="0.352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1cm" draw:marker-start="Arrow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="Arrow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dash" draw:stroke-dash="Fine_20_Dashed" svg:stroke-color="#999999" draw:fill="solid" draw:fill-color="#eeeeee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draw:stroke="dash" draw:stroke-dash="Fine_20_Dashed" svg:stroke-width="0.051cm" svg:stroke-color="#666666" draw:marker-start="Arrow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Fine_20_Dashed" svg:stroke-width="0.051cm" svg:stroke-color="#666666" draw:marker-start="Arrow" draw:marker-start-width="0.276cm" draw:marker-end="" draw:marker-end-width="0.276cm" draw:fill="solid" draw:fill-color="#e6e6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04cm" svg:height="5.207cm" svg:x="1.127cm" svg:y="1.127cm">
          <text:p text:style-name="P1">X8R</text:p>
          <text:p text:style-name="P1">Recei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5.207cm" svg:x="8.357cm" svg:y="1.127cm">
          <text:p text:style-name="P1">Teensy</text:p>
          <text:p text:style-name="P1">3.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07cm" svg:height="5.207cm" svg:x="15.529cm" svg:y="1.127cm">
          <text:p text:style-name="P1">Client/</text:p>
          <text:p text:style-name="P1">AutoPilot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0.847cm" svg:height="0.569cm" svg:x="15.139cm" svg:y="4.49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0.847cm" svg:height="0.569cm" svg:x="15.139cm" svg:y="5.44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1.524cm" svg:height="0.569cm" svg:x="2.397cm" svg:y="4.495cm">
          <text:p text:style-name="P1"><text:span text:style-name="T1">S-BU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1.524cm" svg:height="0.569cm" svg:x="2.397cm" svg:y="5.445cm">
          <text:p text:style-name="P1"><text:span text:style-name="T1">S-POR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" draw:id="id1" draw:layer="layout" svg:width="0.762cm" svg:height="0.569cm" svg:x="3.15cm" svg:y="1.381cm">
          <text:p text:style-name="P3"><text:span text:style-name="T2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3" draw:id="id3" draw:layer="layout" svg:width="0.762cm" svg:height="0.569cm" svg:x="3.15cm" svg:y="2.463cm">
          <text:p text:style-name="P3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1.524cm" svg:height="0.569cm" svg:x="14.834cm" svg:y="1.381cm">
          <text:p text:style-name="P1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1.524cm" svg:height="0.569cm" svg:x="14.834cm" svg:y="2.463cm">
          <text:p text:style-name="P1"><text:span text:style-name="T1">+5V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1.524cm" svg:height="0.569cm" svg:x="7.595cm" svg:y="1.381cm">
          <text:p text:style-name="P1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1.524cm" svg:height="0.569cm" svg:x="7.595cm" svg:y="2.463cm">
          <text:p text:style-name="P1"><text:span text:style-name="T1">Vin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3.912cm" svg:y1="1.665cm" svg:x2="7.595cm" svg:y2="1.665cm" draw:start-shape="id1" draw:start-glue-point="1" draw:end-shape="id2" svg:d="M3912 1665h3683" svg:viewBox="0 0 3684 1">
          <text:p/>
        </draw:connector>
        <draw:connector draw:style-name="gr9" draw:text-style-name="P4" draw:layer="layout" svg:x1="3.912cm" svg:y1="2.747cm" svg:x2="7.595cm" svg:y2="2.747cm" draw:start-shape="id3" draw:start-glue-point="1" draw:end-shape="id4" draw:end-glue-point="3" svg:d="M3912 2747h3683" svg:viewBox="0 0 3684 1">
          <text:p/>
        </draw:connector>
        <draw:custom-shape draw:style-name="gr4" draw:text-style-name="P2" xml:id="id8" draw:id="id8" draw:layer="layout" svg:width="1.524cm" svg:height="0.569cm" svg:x="7.604cm" svg:y="4.495cm">
          <text:p text:style-name="P1"><text:span text:style-name="T1">RX2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6" draw:id="id6" draw:layer="layout" svg:width="1.524cm" svg:height="0.569cm" svg:x="7.604cm" svg:y="5.445cm">
          <text:p text:style-name="P1"><text:span text:style-name="T1">TX1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3.921cm" svg:y1="5.729cm" svg:x2="7.604cm" svg:y2="5.729cm" draw:start-shape="id5" draw:start-glue-point="1" draw:end-shape="id6" draw:end-glue-point="3" svg:d="M3921 5729h3683" svg:viewBox="0 0 3684 1">
          <text:p/>
        </draw:connector>
        <draw:connector draw:style-name="gr12" draw:text-style-name="P4" draw:layer="layout" svg:x1="3.921cm" svg:y1="4.779cm" svg:x2="7.604cm" svg:y2="4.779cm" draw:start-shape="id7" draw:start-glue-point="1" draw:end-shape="id8" svg:d="M3921 4779h3683" svg:viewBox="0 0 3684 1">
          <text:p/>
        </draw:connector>
        <draw:connector draw:style-name="gr9" draw:text-style-name="P4" draw:layer="layout" svg:x1="9.119cm" svg:y1="2.747cm" svg:x2="14.834cm" svg:y2="2.747cm" draw:start-shape="id4" draw:start-glue-point="1" draw:end-shape="id9" draw:end-glue-point="3" svg:d="M9119 2747h5715" svg:viewBox="0 0 5716 1">
          <text:p/>
        </draw:connector>
        <draw:connector draw:style-name="gr9" draw:text-style-name="P4" draw:layer="layout" svg:x1="9.119cm" svg:y1="1.665cm" svg:x2="14.834cm" svg:y2="1.665cm" draw:start-shape="id2" draw:start-glue-point="1" draw:end-shape="id10" svg:d="M9119 1665h5715" svg:viewBox="0 0 5716 1">
          <text:p/>
        </draw:connector>
        <draw:custom-shape draw:style-name="gr4" draw:text-style-name="P2" xml:id="id13" draw:id="id13" draw:layer="layout" svg:width="1.524cm" svg:height="0.569cm" svg:x="10.652cm" svg:y="5.445cm">
          <text:p text:style-name="P1"><text:span text:style-name="T1">RX3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1.524cm" svg:height="0.569cm" svg:x="10.652cm" svg:y="4.495cm">
          <text:p text:style-name="P1"><text:span text:style-name="T1">TX3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2.176cm" svg:y1="4.779cm" svg:x2="15.139cm" svg:y2="4.778cm" draw:start-shape="id11" draw:end-shape="id12" draw:end-glue-point="3" svg:d="M12176 4779h1481v-1h1482" svg:viewBox="0 0 2964 2">
          <text:p/>
        </draw:connector>
        <draw:connector draw:style-name="gr13" draw:text-style-name="P4" draw:layer="layout" svg:x1="12.176cm" svg:y1="5.729cm" svg:x2="15.139cm" svg:y2="5.729cm" draw:start-shape="id13" draw:start-glue-point="1" draw:end-shape="id14" draw:end-glue-point="3" svg:d="M12176 5729h2963" svg:viewBox="0 0 2964 1">
          <text:p/>
        </draw:connector>
        <draw:frame draw:style-name="gr14" draw:text-style-name="P5" draw:layer="layout" svg:width="2.919cm" svg:height="0.649cm" svg:x="4.177cm" svg:y="5.798cm">
          <draw:text-box>
            <text:p text:style-name="P5"><text:span text:style-name="T3">57600; inverted</text:span></text:p>
          </draw:text-box>
        </draw:frame>
        <draw:frame draw:style-name="gr14" draw:text-style-name="P5" draw:layer="layout" svg:width="3.114cm" svg:height="0.649cm" svg:x="4.048cm" svg:y="4.161cm">
          <draw:text-box>
            <text:p text:style-name="P5"><text:span text:style-name="T3">100000; inverted</text:span></text:p>
          </draw:text-box>
        </draw:frame>
        <draw:frame draw:style-name="gr14" draw:text-style-name="P5" draw:layer="layout" svg:width="2.644cm" svg:height="1.047cm" svg:x="12.403cm" svg:y="4.748cm">
          <draw:text-box>
            <text:p text:style-name="P5"><text:span text:style-name="T3">both: 100000;</text:span></text:p>
            <text:p text:style-name="P5"><text:span text:style-name="T3">non-inverted</text:span></text:p>
          </draw:text-box>
        </draw:frame>
        <draw:frame draw:style-name="gr15" draw:text-style-name="P5" draw:layer="layout" svg:width="2.667cm" svg:height="1.047cm" svg:x="12.303cm" svg:y="3.509cm">
          <draw:text-box>
            <text:p text:style-name="P5"><text:span text:style-name="T3">original s-bus protocol</text:span></text:p>
          </draw:text-box>
        </draw:frame>
        <draw:frame draw:style-name="gr15" draw:text-style-name="P5" draw:layer="layout" svg:width="2.667cm" svg:height="1.047cm" svg:x="12.303cm" svg:y="5.922cm">
          <draw:text-box>
            <text:p text:style-name="P5"><text:span text:style-name="T3">csv telemetry sentences</text:span></text:p>
          </draw:text-box>
        </draw:frame>
        <draw:connector draw:style-name="gr16" draw:text-style-name="P4" draw:layer="layout" svg:x1="9.128cm" svg:y1="5.729cm" svg:x2="10.652cm" svg:y2="5.729cm" draw:start-shape="id6" draw:start-glue-point="1" draw:end-shape="id13" draw:end-glue-point="3" svg:d="M9128 5729h1524" svg:viewBox="0 0 1525 1">
          <text:p/>
        </draw:connector>
        <draw:connector draw:style-name="gr17" draw:text-style-name="P4" draw:layer="layout" svg:x1="10.652cm" svg:y1="4.779cm" svg:x2="9.128cm" svg:y2="4.779cm" draw:start-shape="id11" draw:start-glue-point="3" draw:end-shape="id8" draw:end-glue-point="1" svg:d="M10652 4779h-1524" svg:viewBox="0 0 152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Purple_20_Pipe" draw:display-name="Purple Pipe" draw:style="axial" draw:start-color="#9933ff" draw:end-color="#9933ff" draw:start-intensity="100%" draw:end-intensity="20%" draw:angle="1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Yellow_20_Gradient_20_2" draw:display-name="Yellow Gradient 2" draw:style="linear" draw:start-color="#ffff00" draw:end-color="#ccff00" draw:start-intensity="100%" draw:end-intensity="100%" draw:angle="9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3T16:45:11.315570532</meta:creation-date>
    <dc:date>2014-09-03T17:16:06.160116324</dc:date>
    <meta:editing-duration>PT15M28S</meta:editing-duration>
    <meta:editing-cycles>10</meta:editing-cycles>
    <meta:generator>LibreOffice/4.2.4.2$Linux_X86_64 LibreOffice_project/420m0$Build-2</meta:generator>
    <meta:document-statistic meta:object-count="32"/>
  </office:meta>
</office:document-meta>
</file>